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in" fo:margin-right="0.0472in" fo:margin-top="0.028in" fo:margin-bottom="0in" loext:contextual-spacing="false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6" style:family="paragraph" style:parent-style-name="Standard">
      <style:text-properties fo:font-size="10pt" officeooo:rsid="001cac9b" officeooo:paragraph-rsid="001cac9b" style:font-size-asian="10pt"/>
    </style:style>
    <style:style style:name="P7" style:family="paragraph" style:parent-style-name="Heading" style:master-page-name="Standard">
      <style:paragraph-properties style:page-number="auto"/>
    </style:style>
    <style:style style:name="P8" style:family="paragraph" style:parent-style-name="Text_20_body" style:list-style-name="WW8Num7"/>
    <style:style style:name="P9" style:family="paragraph" style:parent-style-name="Text_20_body" style:list-style-name="WW8Num7">
      <style:text-properties officeooo:paragraph-rsid="001d8624"/>
    </style:style>
    <style:style style:name="P10" style:family="paragraph" style:parent-style-name="Text_20_body" style:list-style-name="WW8Num2"/>
    <style:style style:name="P11" style:family="paragraph" style:parent-style-name="Text_20_body" style:list-style-name="WW8Num6"/>
    <style:style style:name="P12" style:family="paragraph" style:parent-style-name="Text_20_body" style:list-style-name="WW8Num5"/>
    <style:style style:name="P13" style:family="paragraph" style:parent-style-name="Text_20_body">
      <style:text-properties officeooo:rsid="001d8624" officeooo:paragraph-rsid="001d8624"/>
    </style:style>
    <style:style style:name="P14" style:family="paragraph" style:parent-style-name="Text_20_body" style:list-style-name="WW8Num7">
      <style:text-properties officeooo:rsid="001d8624" officeooo:paragraph-rsid="001d8624"/>
    </style:style>
    <style:style style:name="P15" style:family="paragraph" style:parent-style-name="Heading_20_2">
      <style:text-properties officeooo:rsid="001d8624" officeooo:paragraph-rsid="001d8624"/>
    </style:style>
    <style:style style:name="P16" style:family="paragraph" style:parent-style-name="Heading_20_1">
      <style:text-properties officeooo:rsid="001d8624" officeooo:paragraph-rsid="001d8624"/>
    </style:style>
    <style:style style:name="P17" style:family="paragraph" style:parent-style-name="Heading_20_1">
      <style:text-properties officeooo:paragraph-rsid="001d8624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d01a3" style:font-size-asian="10pt"/>
    </style:style>
    <style:style style:name="T4" style:family="text">
      <style:text-properties fo:font-size="10pt" officeooo:rsid="001d8624" style:font-size-asian="10pt"/>
    </style:style>
    <style:style style:name="T5" style:family="text">
      <style:text-properties officeooo:rsid="001d01a3"/>
    </style:style>
    <style:style style:name="T6" style:family="text">
      <style:text-properties officeooo:rsid="001d86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6">Tacitrun-duck</text:span><text:line-break/><text:span text:style-name="T6">Caso de Uso</text:span>: <text:span text:style-name="T6">UC02-Registrar restrição de horário</text:span></text:h>
      <text:h text:style-name="P16" text:outline-level="1">Descrição</text:h>
      <text:p text:style-name="Text_20_body"/>
      <text:h text:style-name="P16" text:outline-level="1">Atores</text:h>
      <text:h text:style-name="P15" text:outline-level="2">Aluno</text:h>
      <text:h text:style-name="P16" text:outline-level="1">Pré Condições</text:h>
      <text:p text:style-name="P13">Aluno autenticado no sistema.</text:p>
      <text:h text:style-name="P17" text:outline-level="1"><text:span text:style-name="T6">Fluxo básico de Eventos</text:span></text:h>
      <text:list xml:id="list2237345801067954493" text:style-name="WW8Num7">
        <text:list-item>
          <text:p text:style-name="P9"><text:span text:style-name="T6">Aluno clica em “Registrar Restrição” </text:span></text:p>
        </text:list-item>
        <text:list-item>
          <text:p text:style-name="P14"/>
        </text:list-item>
        <text:list-item>
          <text:p text:style-name="P8">The use case ends.</text:p>
        </text:list-item>
      </text:list>
      <text:h text:style-name="Heading_20_1" text:outline-level="1">Alternative Flows</text:h>
      <text:h text:style-name="Heading_20_2" text:outline-level="2">&lt;alternate flow 1&gt;</text:h>
      <text:p text:style-name="Text_20_body">If in step &lt;x&gt; of the basic flow the &lt;actor or system does something&gt;, then </text:p>
      <text:list xml:id="list9058768198462243300" text:style-name="WW8Num2">
        <text:list-item>
          <text:p text:style-name="P10">&lt;describe flow&gt; <text:s/></text:p>
        </text:list-item>
        <text:list-item>
          <text:p text:style-name="P10">The use case resumes at step &lt;y&gt;</text:p>
        </text:list-item>
      </text:list>
      <text:h text:style-name="Heading_20_1" text:outline-level="1">Subflows </text:h>
      <text:h text:style-name="Heading_20_2" text:outline-level="2">&lt;subflow 1&gt;</text:h>
      <text:list xml:id="list2473772061940946760" text:style-name="WW8Num6">
        <text:list-item>
          <text:p text:style-name="P11">&lt;subflow 1, step 1&gt;</text:p>
        </text:list-item>
        <text:list-item>
          <text:p text:style-name="P11">…</text:p>
        </text:list-item>
        <text:list-item>
          <text:p text:style-name="P11">&lt;subflow 1, step n&gt;</text:p>
        </text:list-item>
      </text:list>
      <text:h text:style-name="Heading_20_1" text:outline-level="1">Key Scenarios</text:h>
      <text:h text:style-name="Heading_20_2" text:outline-level="2">&lt;scenario 1&gt;</text:h>
      <text:list xml:id="list3873524987062792117" text:style-name="WW8Num5">
        <text:list-item>
          <text:p text:style-name="P12">&lt;scenario 1, step 1&gt;</text:p>
        </text:list-item>
        <text:list-item>
          <text:p text:style-name="P12">…</text:p>
        </text:list-item>
        <text:list-item>
          <text:p text:style-name="P12">&lt;scenario 1, step n&gt;</text:p>
        </text:list-item>
      </text:list>
      <text:h text:style-name="Heading_20_1" text:outline-level="1">Post-conditions</text:h>
      <text:h text:style-name="Heading_20_2" text:outline-level="2">&lt;post-condition 1&gt;</text:h>
      <text:h text:style-name="Heading_20_1" text:outline-level="1">Special Requirements</text:h>
      <text:p text:style-name="Text_20_body">&lt;special requirement 1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style:line-height-at-least="0.1665in" fo:orphans="0" fo:widows="0" fo:text-indent="-0.5in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loext:contextual-spacing="false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0854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1.655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C" style:family="table-column">
      <style:table-column-properties style:column-width="1.6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0pt" officeooo:rsid="001cac9b" officeooo:paragraph-rsid="001cac9b" style:font-size-asian="10pt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d01a3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1d8624" style:font-size-asian="10pt"/>
    </style:style>
    <style:style style:name="MT4" style:family="text">
      <style:text-properties officeooo:rsid="001d01a3"/>
    </style:style>
    <style:style style:name="MT5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Taciturn-duck</text:p>
            </table:table-cell>
            <table:table-cell table:style-name="Table2.B1" office:value-type="string">
              <text:p text:style-name="MP2"/>
            </table:table-cell>
          </table:table-row>
          <table:table-row table:style-name="Table2.1">
            <table:table-cell table:style-name="Table2.A1" office:value-type="string">
              <text:p text:style-name="Standard"><text:span text:style-name="MT1">Especificação de Caso de Uso</text:span><text:span text:style-name="MT2">: </text:span><text:span text:style-name="MT1">UC02-Registrar restrição de hor</text:span><text:span text:style-name="MT3">á</text:span><text:span text:style-name="MT1">rio</text:span></text:p>
            </table:table-cell>
            <table:table-cell table:style-name="Table2.B1" office:value-type="string">
              <text:p text:style-name="MP3"><text:s text:c="2"/>Date: <text:s/><text:span text:style-name="MT4">28/08/2015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/>
            </table:table-cell>
            <table:table-cell table:style-name="Table1.A1" office:value-type="string">
              <text:p text:style-name="MP6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5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5-08-28T19:11:58.272676348</meta:creation-date>
    <dc:date>2015-08-28T19:48:26.541296532</dc:date>
    <meta:editing-cycles>5</meta:editing-cycles>
    <meta:generator>LibreOffice/5.0.1.2.0$Linux_X86_64 LibreOffice_project/00m0$Build-2</meta:generator>
    <meta:editing-duration>PT16M11S</meta:editing-duration>
    <meta:document-statistic meta:table-count="2" meta:image-count="0" meta:object-count="0" meta:page-count="1" meta:paragraph-count="33" meta:word-count="133" meta:character-count="717" meta:non-whitespace-character-count="633"/>
  </office:meta>
</office:document-meta>
</file>